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6.743cm" fo:margin-left="-0.328cm" table:align="left"/>
    </style:style>
    <style:style style:name="表1.A" style:family="table-column">
      <style:table-column-properties style:column-width="2.138cm"/>
    </style:style>
    <style:style style:name="表1.B" style:family="table-column">
      <style:table-column-properties style:column-width="0.593cm"/>
    </style:style>
    <style:style style:name="表1.C" style:family="table-column">
      <style:table-column-properties style:column-width="0.614cm"/>
    </style:style>
    <style:style style:name="表1.E" style:family="table-column">
      <style:table-column-properties style:column-width="2.201cm"/>
    </style:style>
    <style:style style:name="表1.F" style:family="table-column">
      <style:table-column-properties style:column-width="1.799cm"/>
    </style:style>
    <style:style style:name="表1.G" style:family="table-column">
      <style:table-column-properties style:column-width="3.598cm"/>
    </style:style>
    <style:style style:name="表1.H" style:family="table-column">
      <style:table-column-properties style:column-width="2.096cm"/>
    </style:style>
    <style:style style:name="表1.I" style:family="table-column">
      <style:table-column-properties style:column-width="1.397cm"/>
    </style:style>
    <style:style style:name="表1.J" style:family="table-column">
      <style:table-column-properties style:column-width="1.715cm"/>
    </style:style>
    <style:style style:name="表1.A1" style:family="table-cell">
      <style:table-cell-properties fo:padding="0.097cm" fo:border-left="0.05pt solid #000000" fo:border-right="none" fo:border-top="0.05pt solid #000000" fo:border-bottom="0.05pt solid #000000"/>
    </style:style>
    <style:style style:name="表1.J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3fd5" officeooo:paragraph-rsid="00143fd5"/>
    </style:style>
    <style:style style:name="P2" style:family="paragraph" style:parent-style-name="Standard">
      <style:text-properties officeooo:rsid="00143fd5" officeooo:paragraph-rsid="00143fd5" style:language-asian="ja" style:country-asian="JP"/>
    </style:style>
    <style:style style:name="P3" style:family="paragraph" style:parent-style-name="Standard">
      <style:text-properties officeooo:rsid="00143fd5" officeooo:paragraph-rsid="00169493" style:language-asian="ja" style:country-asian="JP"/>
    </style:style>
    <style:style style:name="P4" style:family="paragraph" style:parent-style-name="Standard">
      <style:text-properties officeooo:rsid="00143fd5" officeooo:paragraph-rsid="001add74" style:language-asian="ja" style:country-asian="JP"/>
    </style:style>
    <style:style style:name="P5" style:family="paragraph" style:parent-style-name="Standard">
      <style:text-properties officeooo:rsid="00143fd5" officeooo:paragraph-rsid="001f69c7" style:language-asian="ja" style:country-asian="JP"/>
    </style:style>
    <style:style style:name="P6" style:family="paragraph" style:parent-style-name="Standard">
      <style:text-properties officeooo:rsid="00143fd5" officeooo:paragraph-rsid="00266271" style:language-asian="ja" style:country-asian="JP"/>
    </style:style>
    <style:style style:name="P7" style:family="paragraph" style:parent-style-name="Standard">
      <style:text-properties officeooo:rsid="00143fd5" officeooo:paragraph-rsid="0028966f" style:language-asian="ja" style:country-asian="JP"/>
    </style:style>
    <style:style style:name="P8" style:family="paragraph" style:parent-style-name="Standard">
      <style:text-properties officeooo:rsid="0027befc" officeooo:paragraph-rsid="0027befc" style:language-asian="ja" style:country-asian="JP"/>
    </style:style>
    <style:style style:name="P9" style:family="paragraph" style:parent-style-name="Standard">
      <style:text-properties officeooo:rsid="00169493" officeooo:paragraph-rsid="00244e38" style:language-asian="ja" style:country-asian="JP"/>
    </style:style>
    <style:style style:name="P10" style:family="paragraph" style:parent-style-name="Standard">
      <style:text-properties officeooo:rsid="001add74" officeooo:paragraph-rsid="00244e38" style:language-asian="ja" style:country-asian="JP"/>
    </style:style>
    <style:style style:name="P11" style:family="paragraph" style:parent-style-name="Standard">
      <style:text-properties officeooo:rsid="001c7fee" officeooo:paragraph-rsid="00244e38" style:language-asian="ja" style:country-asian="JP"/>
    </style:style>
    <style:style style:name="P12" style:family="paragraph" style:parent-style-name="Standard">
      <style:text-properties officeooo:rsid="0020531c" officeooo:paragraph-rsid="00244e38" style:language-asian="ja" style:country-asian="JP"/>
    </style:style>
    <style:style style:name="P13" style:family="paragraph" style:parent-style-name="Standard">
      <style:text-properties officeooo:rsid="00211cad" officeooo:paragraph-rsid="00244e38" style:language-asian="ja" style:country-asian="JP"/>
    </style:style>
    <style:style style:name="P14" style:family="paragraph" style:parent-style-name="Table_20_Contents">
      <style:text-properties style:language-asian="ja" style:country-asian="JP"/>
    </style:style>
    <style:style style:name="P15" style:family="paragraph" style:parent-style-name="Table_20_Contents">
      <style:text-properties officeooo:paragraph-rsid="002a0185" style:language-asian="ja" style:country-asian="JP"/>
    </style:style>
    <style:style style:name="P16" style:family="paragraph" style:parent-style-name="Standard">
      <style:text-properties officeooo:rsid="0027befc" officeooo:paragraph-rsid="0027befc" style:language-asian="ja" style:country-asian="JP"/>
    </style:style>
    <style:style style:name="T1" style:family="text">
      <style:text-properties style:language-asian="ja" style:country-asian="JP"/>
    </style:style>
    <style:style style:name="T2" style:family="text">
      <style:text-properties officeooo:rsid="0014bfa9"/>
    </style:style>
    <style:style style:name="T3" style:family="text">
      <style:text-properties officeooo:rsid="00169493"/>
    </style:style>
    <style:style style:name="T4" style:family="text">
      <style:text-properties officeooo:rsid="001add74"/>
    </style:style>
    <style:style style:name="T5" style:family="text">
      <style:text-properties officeooo:rsid="001c7fee"/>
    </style:style>
    <style:style style:name="T6" style:family="text">
      <style:text-properties officeooo:rsid="0020531c"/>
    </style:style>
    <style:style style:name="T7" style:family="text">
      <style:text-properties officeooo:rsid="00211cad"/>
    </style:style>
    <style:style style:name="T8" style:family="text">
      <style:text-properties officeooo:rsid="002896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　種族</text:span></text:p>
      <text:p text:style-name="P2"/>
      <text:p text:style-name="P2"/>
      <text:p text:style-name="P2">　　<text:span text:style-name="T2">1　ヴィスディン（とても単純、難しく考えるな）</text:span></text:p>
      <text:p text:style-name="P2"/>
      <text:p text:style-name="P3">　　　　人間に近い生命体。</text:p>
      <text:p text:style-name="P3">　　　　頭、胴、足、腕、がある。二足歩行、考える、寿命、などがある。</text:p>
      <text:p text:style-name="P3">　　　　ヴィスディンは自分を過大評価し過小評価する不思議な生命体でありこの世界を難しく考える。また</text:p>
      <text:p text:style-name="P3">　　　　考えることに誇りを持ち、物事を難しくすることで楽しむ。また表面的なコミュニケーションしか取れず</text:p>
      <text:p text:style-name="P3">　　　　そのつながりはもろい。</text:p>
      <text:p text:style-name="P3"/>
      <text:p text:style-name="P3"/>
      <text:p text:style-name="P3">　　<text:span text:style-name="T3">2　ブロポスタ（血、力、地位）</text:span></text:p>
      <text:p text:style-name="P3"/>
      <text:p text:style-name="P3">　　　　血、力、地位、この三つが世界のすべてと考える。</text:p>
      <text:p text:style-name="P3">　　　　頭、胴、足、三本腕、二足歩行、考える、寿命、などがある。</text:p>
      <text:p text:style-name="P3">　　　　ブロポスタは血、力、地位、これをすべてとし、これ以外を「無意味」なものとする。</text:p>
      <text:p text:style-name="P3">　　　　それゆえに切磋琢磨しあうが敗者に対しての扱いはひどく、敗者は「無意味」な存在となる。</text:p>
      <text:p text:style-name="P3">　　　　「無意味」とは価値がなく、使い道がなく、存在することが不思議な、ブロポスタにとってそれは<text:span text:style-name="T4">0である。</text:span></text:p>
      <text:p text:style-name="P3"/>
      <text:p text:style-name="P3"/>
      <text:p text:style-name="P4">　　<text:span text:style-name="T4">3　ノルウィズ（知識、知恵）</text:span></text:p>
      <text:p text:style-name="P4"/>
      <text:p text:style-name="P4">　　　　知識、知恵、これらが奴ら（正確にはそれが生きる意味）である。</text:p>
      <text:p text:style-name="P4">　　　　肥大化した頭、胴、足、腕、背中にもう一つの脳、二足歩行、考える、寿命、などがある。</text:p>
      <text:p text:style-name="P4">　　　　ノルウィズにとって考えるとは一生そのものを表現する言葉である。考えることができない世界に価値は</text:p>
      <text:p text:style-name="P4">　　　　なく意味はない。それゆえにノルウィズは考え続け、数々の発明を行うが、観察をしない為</text:p>
      <text:p text:style-name="P4">　　　　単体では生きていくことができない。つまり発明はするが、発見はできないということである。それゆえに</text:p>
      <text:p text:style-name="P4">　　　　ノルウィズは皆が協力しあっている為つながりは固い、また観察を得意とするオブズビュとは仲がよい。</text:p>
      <text:p text:style-name="P4"/>
      <text:p text:style-name="P4"/>
      <text:p text:style-name="P4">　　<text:span text:style-name="T5">4　オブズビュ（観察、観覧）</text:span></text:p>
      <text:p text:style-name="P4"/>
      <text:p text:style-name="P4">　　　　観察のため視覚、聴覚、嗅覚、触覚がとても発達した種族。</text:p>
      <text:p text:style-name="P4">　　　　頭、胴、足、腕（手は足に近い）、二足歩行（観察時は四足歩行）、観察（考える前に）、寿命、などがある。</text:p>
      <text:p text:style-name="P5">　　　　体中に斑点がある。これを用いて観察を行う。斑点は地面に近いほど効果を発揮する。</text:p>
      <text:p text:style-name="P5">　　　　その能力は絶大で最低１キロ先の細かな状況までを把握できる。</text:p>
      <text:p text:style-name="P4">　　　　観察することに自らを捧げる。考える前に観察をする。観察結果をもとに考え、対策を練ることも得意。</text:p>
      <text:p text:style-name="P4">　　　　またノルウィズとは仲がよい。観察時には四足歩行をする、理由は体中の斑点を最大限に使うためである。</text:p>
      <text:p text:style-name="P6">　　　　個々の能力が高いためつながりは弱い。「慈」という性別がある、「慈」は斑点で体が覆われておりあらゆる</text:p>
      <text:p text:style-name="P6">　　　　ものを観察できる。全てがわかるため全種族から差別され皮肉として呼ばれている。</text:p>
      <text:p text:style-name="P4"/>
      <text:p text:style-name="P4"/>
      <text:p text:style-name="P4">　　<text:span text:style-name="T6">5　ボコゴフ（絆、つながり、仲良し）</text:span></text:p>
      <text:p text:style-name="P4"/>
      <text:p text:style-name="P4">　　　　つながり、絆が世界の全てと考える。</text:p>
      <text:p text:style-name="P4">　　　　頭、胴、足、腕、二足歩行、コミュニケーション（してから考える）、などがある。</text:p>
      <text:p text:style-name="P4">　　　　寿命はなく何らかの外傷により死ぬ。</text:p>
      <text:p text:style-name="P4">　　　　脳はなく代わりに「コフ」と呼ばれる器官で考える。「コフ」は下っ腹にある。</text:p>
      <text:p text:style-name="P4">　　　　ボコゴフはコミュニケーションをすべてとし、考えるより先にコミュニケーションを取ろうとする。</text:p>
      <text:p text:style-name="P4">　　　　とても非力であるが故にボコゴフは皆が協力しあう。またほかの種族にも友好的である。</text:p>
      <text:p text:style-name="P4">　　　　その為、たびたび騙され利用される。</text:p>
      <text:p text:style-name="P4"><text:soft-page-break/></text:p>
      <text:p text:style-name="P4"/>
      <text:p text:style-name="P4">　　<text:span text:style-name="T7">6　インフノ（無限、永遠、無）</text:span></text:p>
      <text:p text:style-name="P4"/>
      <text:p text:style-name="P4">　　　　無、<text:span text:style-name="T7">0、こそが生きる道だとする種族。</text:span></text:p>
      <text:p text:style-name="P4">　　　　頭、胴、足、腕、四足歩行、考える、感覚、長寿、などがある。</text:p>
      <text:p text:style-name="P4">　　　　感情は生きていくために障害になると考えそれを捨てるためにほかの存在とはつながりを持たない。</text:p>
      <text:p text:style-name="P4">　　　　それは家族も同様である。インフノに性別はなくすべて「フフ」という。</text:p>
      <text:p text:style-name="P4">　　　　それ故に、ほかの種族からすれば冷酷非道だが、インフノにとっては普通なことが多い。</text:p>
      <text:p text:style-name="P7">　　　　また、アクチを感じ取ることができる。そのためインフノは最強と言われている。</text:p>
      <text:p text:style-name="P4"/>
      <text:p text:style-name="P4"/>
      <text:p text:style-name="P4"/>
      <table:table table:name="表1" table:style-name="表1">
        <table:table-column table:style-name="表1.A"/>
        <table:table-column table:style-name="表1.B"/>
        <table:table-column table:style-name="表1.C"/>
        <table:table-column table:style-name="表1.B"/>
        <table:table-column table:style-name="表1.E"/>
        <table:table-column table:style-name="表1.F"/>
        <table:table-column table:style-name="表1.G"/>
        <table:table-column table:style-name="表1.H"/>
        <table:table-column table:style-name="表1.I"/>
        <table:table-column table:style-name="表1.J"/>
        <table:table-row>
          <table:table-cell table:style-name="表1.A1" office:value-type="string">
            <text:p text:style-name="Table_20_Contents"/>
          </table:table-cell>
          <table:table-cell table:style-name="表1.A1" office:value-type="string">
            <text:p text:style-name="P14">寿命</text:p>
          </table:table-cell>
          <table:table-cell table:style-name="表1.A1" office:value-type="string">
            <text:p text:style-name="P14">脳</text:p>
          </table:table-cell>
          <table:table-cell table:style-name="表1.A1" office:value-type="string">
            <text:p text:style-name="P14">感情</text:p>
          </table:table-cell>
          <table:table-cell table:style-name="表1.A1" office:value-type="string">
            <text:p text:style-name="P14">歩行</text:p>
          </table:table-cell>
          <table:table-cell table:style-name="表1.A1" office:value-type="string">
            <text:p text:style-name="P14">絆</text:p>
          </table:table-cell>
          <table:table-cell table:style-name="表1.A1" office:value-type="string">
            <text:p text:style-name="P14">特殊</text:p>
          </table:table-cell>
          <table:table-cell table:style-name="表1.A1" office:value-type="string">
            <text:p text:style-name="P15">アクチ</text:p>
            <text:p text:style-name="P15">（個人差）</text:p>
          </table:table-cell>
          <table:table-cell table:style-name="表1.A1" office:value-type="string">
            <text:p text:style-name="P14">性別</text:p>
          </table:table-cell>
          <table:table-cell table:style-name="表1.J1" office:value-type="string">
            <text:p text:style-name="P14">肌色</text:p>
            <text:p text:style-name="P14">（個人差）</text:p>
          </table:table-cell>
        </table:table-row>
        <table:table-row>
          <table:table-cell table:style-name="表1.A2" office:value-type="string">
            <text:p text:style-name="P14">ヴィスディン</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二足</text:p>
          </table:table-cell>
          <table:table-cell table:style-name="表1.A2" office:value-type="string">
            <text:p text:style-name="P14">弱い</text:p>
          </table:table-cell>
          <table:table-cell table:style-name="表1.A2" office:value-type="string">
            <text:p text:style-name="P14">きもい</text:p>
          </table:table-cell>
          <table:table-cell table:style-name="表1.A2" office:value-type="string">
            <text:p text:style-name="P14">感じづらい</text:p>
          </table:table-cell>
          <table:table-cell table:style-name="表1.A2" office:value-type="string">
            <text:p text:style-name="P14">男女</text:p>
          </table:table-cell>
          <table:table-cell table:style-name="表1.J2" office:value-type="string">
            <text:p text:style-name="P14">白から黒</text:p>
          </table:table-cell>
        </table:table-row>
        <table:table-row>
          <table:table-cell table:style-name="表1.A2" office:value-type="string">
            <text:p text:style-name="P9">ブロポスタ</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二足</text:p>
          </table:table-cell>
          <table:table-cell table:style-name="表1.A2" office:value-type="string">
            <text:p text:style-name="P14">強く弱い</text:p>
          </table:table-cell>
          <table:table-cell table:style-name="表1.A2" office:value-type="string">
            <text:p text:style-name="P14">怪力、三本腕</text:p>
          </table:table-cell>
          <table:table-cell table:style-name="表1.A2" office:value-type="string">
            <text:p text:style-name="P14">感じない</text:p>
          </table:table-cell>
          <table:table-cell table:style-name="表1.A2" office:value-type="string">
            <text:p text:style-name="P14">男女</text:p>
          </table:table-cell>
          <table:table-cell table:style-name="表1.J2" office:value-type="string">
            <text:p text:style-name="P14">男：赤</text:p>
            <text:p text:style-name="P14">女：紫</text:p>
          </table:table-cell>
        </table:table-row>
        <table:table-row>
          <table:table-cell table:style-name="表1.A2" office:value-type="string">
            <text:p text:style-name="P10">ノルウィズ</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二足</text:p>
          </table:table-cell>
          <table:table-cell table:style-name="表1.A2" office:value-type="string">
            <text:p text:style-name="P14">強い</text:p>
          </table:table-cell>
          <table:table-cell table:style-name="表1.A2" office:value-type="string">
            <text:p text:style-name="P14">思考回路、二つの脳</text:p>
          </table:table-cell>
          <table:table-cell table:style-name="表1.A2" office:value-type="string">
            <text:p text:style-name="P14">感じやすい</text:p>
          </table:table-cell>
          <table:table-cell table:style-name="表1.A2" office:value-type="string">
            <text:p text:style-name="P14">男女</text:p>
          </table:table-cell>
          <table:table-cell table:style-name="表1.J2" office:value-type="string">
            <text:p text:style-name="P14">黄色から</text:p>
            <text:p text:style-name="P14">黒い黄色</text:p>
          </table:table-cell>
        </table:table-row>
        <table:table-row>
          <table:table-cell table:style-name="表1.A2" office:value-type="string">
            <text:p text:style-name="P11">オブズビュ</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ある</text:p>
          </table:table-cell>
          <table:table-cell table:style-name="表1.A2" office:value-type="string">
            <text:p text:style-name="P14">二足（四足）</text:p>
          </table:table-cell>
          <table:table-cell table:style-name="表1.A2" office:value-type="string">
            <text:p text:style-name="P14">弱い</text:p>
          </table:table-cell>
          <table:table-cell table:style-name="表1.A2" office:value-type="string">
            <text:p text:style-name="P14">観察、斑点</text:p>
          </table:table-cell>
          <table:table-cell table:style-name="表1.A2" office:value-type="string">
            <text:p text:style-name="P14">感じる</text:p>
          </table:table-cell>
          <table:table-cell table:style-name="表1.A2" office:value-type="string">
            <text:p text:style-name="P14">男女慈</text:p>
          </table:table-cell>
          <table:table-cell table:style-name="表1.J2" office:value-type="string">
            <text:p text:style-name="P14">青</text:p>
            <text:p text:style-name="P14">斑点は緑</text:p>
          </table:table-cell>
        </table:table-row>
        <table:table-row>
          <table:table-cell table:style-name="表1.A2" office:value-type="string">
            <text:p text:style-name="P12">ボコゴフ</text:p>
          </table:table-cell>
          <table:table-cell table:style-name="表1.A2" office:value-type="string">
            <text:p text:style-name="P14">ない</text:p>
          </table:table-cell>
          <table:table-cell table:style-name="表1.A2" office:value-type="string">
            <text:p text:style-name="P14">コフ</text:p>
          </table:table-cell>
          <table:table-cell table:style-name="表1.A2" office:value-type="string">
            <text:p text:style-name="P14">ある</text:p>
          </table:table-cell>
          <table:table-cell table:style-name="表1.A2" office:value-type="string">
            <text:p text:style-name="P14">二足</text:p>
          </table:table-cell>
          <table:table-cell table:style-name="表1.A2" office:value-type="string">
            <text:p text:style-name="P14">とても強い</text:p>
          </table:table-cell>
          <table:table-cell table:style-name="表1.A2" office:value-type="string">
            <text:p text:style-name="P14">寿命無し、コフ、バカ</text:p>
          </table:table-cell>
          <table:table-cell table:style-name="表1.A2" office:value-type="string">
            <text:p text:style-name="P14">感じない</text:p>
          </table:table-cell>
          <table:table-cell table:style-name="表1.A2" office:value-type="string">
            <text:p text:style-name="P14">男女</text:p>
          </table:table-cell>
          <table:table-cell table:style-name="表1.J2" office:value-type="string">
            <text:p text:style-name="P14">橙色</text:p>
          </table:table-cell>
        </table:table-row>
        <table:table-row>
          <table:table-cell table:style-name="表1.A2" office:value-type="string">
            <text:p text:style-name="P13">インフノ</text:p>
          </table:table-cell>
          <table:table-cell table:style-name="表1.A2" office:value-type="string">
            <text:p text:style-name="P14">長寿</text:p>
          </table:table-cell>
          <table:table-cell table:style-name="表1.A2" office:value-type="string">
            <text:p text:style-name="P14">ある</text:p>
          </table:table-cell>
          <table:table-cell table:style-name="表1.A2" office:value-type="string">
            <text:p text:style-name="P14">ない</text:p>
          </table:table-cell>
          <table:table-cell table:style-name="表1.A2" office:value-type="string">
            <text:p text:style-name="P14">四足</text:p>
          </table:table-cell>
          <table:table-cell table:style-name="表1.A2" office:value-type="string">
            <text:p text:style-name="P14">ない</text:p>
          </table:table-cell>
          <table:table-cell table:style-name="表1.A2" office:value-type="string">
            <text:p text:style-name="P14">アクチを感じる</text:p>
          </table:table-cell>
          <table:table-cell table:style-name="表1.A2" office:value-type="string">
            <text:p text:style-name="P14">絶対感じる</text:p>
          </table:table-cell>
          <table:table-cell table:style-name="表1.A2" office:value-type="string">
            <text:p text:style-name="P14">フフ</text:p>
          </table:table-cell>
          <table:table-cell table:style-name="表1.J2" office:value-type="string">
            <text:p text:style-name="P14">黒から</text:p>
            <text:p text:style-name="P14">灰色</text:p>
          </table:table-cell>
        </table:table-row>
      </table:table>
      <text:p text:style-name="P4"/>
      <text:p text:style-name="P4">　　　　</text:p>
      <text:p text:style-name="P4">　　　　</text:p>
      <text:p text:style-name="P4"/>
      <text:p text:style-name="P8">2　勢力</text:p>
      <text:p text:style-name="P8"/>
      <text:p text:style-name="P8"/>
      <text:p text:style-name="P8">　　<text:span text:style-name="T8">1　</text:span>レパル</text:p>
      <text:p text:style-name="P8"/>
      <text:p text:style-name="P8">　　　　ヴィスディンの国。</text:p>
      <text:p text:style-name="P8">　　　　王制の国、王は代々グローズ家と呼ばれる一族から排出される。</text:p>
      <text:p text:style-name="P8">　　　　勢力はボロアで五本の指に入るほどである。ヴィスディンによる軍隊もかなりの勢力がある。</text:p>
      <text:p text:style-name="P8">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8:58:42.511000000</meta:creation-date>
    <dc:date>2016-01-23T15:26:05.168000000</dc:date>
    <meta:editing-duration>PT1H24M2S</meta:editing-duration>
    <meta:editing-cycles>14</meta:editing-cycles>
    <meta:generator>LibreOffice/5.0.0.5$Windows_x86 LibreOffice_project/1b1a90865e348b492231e1c451437d7a15bb262b</meta:generator>
    <meta:document-statistic meta:table-count="1" meta:image-count="0" meta:object-count="0" meta:page-count="2" meta:paragraph-count="128" meta:word-count="1733" meta:character-count="1932" meta:non-whitespace-character-count="1733"/>
  </office:meta>
</office:document-meta>
</file>